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b511a" draw:fill="gradient" draw:fill-gradient-name="Gradient_20_5" draw:textarea-horizontal-align="justify" draw:textarea-vertical-align="middle" draw:auto-grow-height="false" fo:min-height="2.15cm" fo:min-width="27.1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0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3.6cm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1.65cm" fo:min-width="0.6cm"/>
    </style:style>
    <style:style style:name="gr5" style:family="graphic" style:parent-style-name="standard">
      <style:graphic-properties svg:stroke-color="#00381f" draw:fill-color="#00a65d" draw:textarea-horizontal-align="justify" draw:textarea-vertical-align="middle" draw:auto-grow-height="false" fo:min-height="2.458cm" fo:min-width="4.808cm"/>
    </style:style>
    <style:style style:name="gr6" style:family="graphic" style:parent-style-name="standard">
      <style:graphic-properties svg:stroke-color="#00381f" draw:fill-color="#bee3d3" draw:textarea-horizontal-align="justify" draw:textarea-vertical-align="middle" draw:auto-grow-height="false" fo:min-height="0.65cm" fo:min-width="2.8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5.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33cm" fo:min-width="0.4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24cm"/>
    </style:style>
    <style:style style:name="gr10" style:family="graphic" style:parent-style-name="standard">
      <style:graphic-properties draw:textarea-horizontal-align="justify" draw:textarea-vertical-align="middle" draw:auto-grow-height="false" fo:min-height="0.1cm" fo:min-width="1.757cm"/>
    </style:style>
    <style:style style:name="gr11" style:family="graphic" style:parent-style-name="standard">
      <style:graphic-properties draw:fill-color="#ed1c24" draw:textarea-horizontal-align="justify" draw:textarea-vertical-align="middle" draw:auto-grow-height="false" fo:min-height="4.825cm" fo:min-width="0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56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25cm"/>
    </style:style>
    <style:style style:name="gr16" style:family="graphic" style:parent-style-name="standard">
      <style:graphic-properties svg:stroke-color="#00381f" draw:fill-color="#bee3d3" draw:textarea-horizontal-align="justify" draw:textarea-vertical-align="middle" draw:auto-grow-height="false" fo:min-height="0.65cm" fo:min-width="3.1cm"/>
    </style:style>
    <style:style style:name="gr17" style:family="graphic" style:parent-style-name="standard">
      <style:graphic-properties draw:textarea-horizontal-align="justify" draw:textarea-vertical-align="middle" draw:auto-grow-height="false" fo:min-height="3.863cm" fo:min-width="0cm"/>
    </style:style>
    <style:style style:name="P1" style:family="paragraph">
      <loext:graphic-properties draw:fill="gradient" draw:fill-gradient-name="Gradient_20_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a65d"/>
      <style:paragraph-properties fo:text-align="center"/>
    </style:style>
    <style:style style:name="P6" style:family="paragraph">
      <loext:graphic-properties draw:fill-color="#bee3d3"/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cm" svg:height="2.4cm" svg:x="1cm" svg:y="1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1cm" svg:height="1.9cm" svg:x="4.21cm" svg:y="6.7cm">
            <text:p text:style-name="P2">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12cm" svg:height="1.073cm" svg:x="3.2cm" svg:y="8.668cm">
            <draw:text-box>
              <text:p><text:span text:style-name="T1">Action.Field</text:span></text:p>
            </draw:text-box>
          </draw:frame>
        </draw:g>
        <draw:g>
          <draw:custom-shape draw:style-name="gr4" draw:text-style-name="P4" draw:layer="layout" svg:width="1.1cm" svg:height="1.9cm" svg:x="5.61cm" svg:y="10.8cm">
            <text:p text:style-name="P2">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12cm" svg:height="1.073cm" svg:x="4.6cm" svg:y="12.768cm">
            <draw:text-box>
              <text:p><text:span text:style-name="T1">Action.FieldDLQ</text:span></text:p>
            </draw:text-box>
          </draw:frame>
        </draw:g>
        <draw:custom-shape draw:style-name="gr5" draw:text-style-name="P5" draw:layer="layout" svg:width="5.6cm" svg:height="3cm" svg:x="11.8cm" svg:y="5.3cm">
          <text:p text:style-name="P2">rm-adap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1.1cm" svg:height="1.9cm" svg:x="23.798cm" svg:y="15.059cm">
            <text:p text:style-name="P2">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12cm" svg:height="1.073cm" svg:x="22.788cm" svg:y="17.027cm">
            <draw:text-box>
              <text:p><text:span text:style-name="T1">Gateway.Actions</text:span></text:p>
            </draw:text-box>
          </draw:frame>
        </draw:g>
        <draw:custom-shape draw:style-name="gr6" draw:text-style-name="P6" draw:layer="layout" svg:width="3.3cm" svg:height="0.9cm" svg:x="8.5cm" svg:y="6cm">
          <text:p text:style-name="P2"><text:span text:style-name="T2">actionFieldReceiver(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cm" svg:height="0.9cm" svg:x="17.4cm" svg:y="6.1cm">
          <text:p text:style-name="P2"><text:span text:style-name="T2">gatewayActionProducer(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4cm" svg:height="1.3cm" draw:transform="rotate (-1.15837502454864) translate (22.191cm 7.516cm)">
          <text:p text:style-name="P2"><text:span text:style-name="T3">Gateway.Actions.Exchange</text:span><text:span text:style-name="T3"><text:line-break/></text:span><text:span text:style-name="T4">(routing key: Gateway.Action.Request)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8" draw:layer="layout" svg:width="0.9cm" svg:height="1cm" svg:x="6.1cm" svg:y="7.793cm">
            <text:p text:style-name="P2"><text:span text:style-name="T5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" draw:text-style-name="P9" draw:layer="layout" svg:width="3.224cm" svg:height="0.569cm" svg:x="6.9cm" svg:y="8.231cm">
            <draw:text-box>
              <text:p><text:span text:style-name="T6">ActionInstruction msg</text:span></text:p>
            </draw:text-box>
          </draw:frame>
        </draw:g>
        <draw:custom-shape draw:style-name="gr10" draw:text-style-name="P2" draw:layer="layout" svg:width="2.579cm" svg:height="0.7cm" draw:transform="rotate (0.523598775598299) translate (5.517cm 7.3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2cm" svg:height="5.8cm" draw:transform="rotate (-0.902335223281069) translate (11.256cm 7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0" draw:layer="layout" svg:width="3.156cm" svg:height="1.039cm" svg:x="9.544cm" svg:y="10cm">
          <draw:text-box>
            <text:p><text:span text:style-name="T4">exception thrown</text:span></text:p>
            <text:p><text:span text:style-name="T4"/></text:p>
          </draw:text-box>
        </draw:frame>
        <draw:custom-shape draw:style-name="gr13" draw:text-style-name="P2" draw:layer="layout" svg:width="0.6cm" svg:height="0.8cm" draw:transform="rotate (0.704414886104911) translate (20.812cm 7.0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" draw:layer="layout" svg:width="0.6cm" svg:height="0.8cm" svg:x="24cm" svg:y="13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8" draw:text-style-name="P8" draw:layer="layout" svg:width="0.9cm" svg:height="1cm" svg:x="21.5cm" svg:y="5.993cm">
            <text:p text:style-name="P2"><text:span text:style-name="T5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4" draw:text-style-name="P9" draw:layer="layout" svg:width="3.029cm" svg:height="0.569cm" svg:x="22.3cm" svg:y="6.431cm">
            <draw:text-box>
              <text:p><text:span text:style-name="T6">GatewayAction msg</text:span></text:p>
            </draw:text-box>
          </draw:frame>
        </draw:g>
        <draw:frame draw:style-name="gr15" draw:text-style-name="P11" draw:layer="layout" svg:width="5.925cm" svg:height="1.673cm" svg:x="3.4cm" svg:y="1.8cm">
          <draw:text-box>
            <text:p>FWMT rm-adapter</text:p>
          </draw:text-box>
        </draw:frame>
        <draw:custom-shape draw:style-name="gr16" draw:text-style-name="P6" draw:layer="layout" svg:width="3.6cm" svg:height="0.9cm" svg:x="12.9cm" svg:y="8.3cm">
          <text:p text:style-name="P2"><text:span text:style-name="T2">gatewayEventsProducer(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4cm" svg:height="1.3cm" draw:transform="rotate (0.000174532925199433) translate (12.3cm 14.3cm)">
          <text:p text:style-name="P2"><text:span text:style-name="T3">Gateway.Events.Exchan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cm" svg:height="4.7cm" svg:x="14.6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8" draw:text-style-name="P8" draw:layer="layout" svg:width="0.9cm" svg:height="1cm" svg:x="15.6cm" svg:y="9.493cm">
            <text:p text:style-name="P2"><text:span text:style-name="T5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4" draw:text-style-name="P9" draw:layer="layout" svg:width="3.029cm" svg:height="0.569cm" svg:x="16.4cm" svg:y="9.931cm">
            <draw:text-box>
              <text:p><text:span text:style-name="T6">GatewayEvent ms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5" draw:display-name="Gradient 5" draw:style="linear" draw:start-color="#89c765" draw:end-color="#e0efd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3:18:20.374983080</meta:creation-date>
    <dc:date>2019-02-07T12:35:07.682079519</dc:date>
    <meta:editing-duration>PT11M59S</meta:editing-duration>
    <meta:editing-cycles>4</meta:editing-cycles>
    <meta:generator>LibreOffice_Vanilla/6.0.4.5$MacOSX_X86_64 LibreOffice_project/6840e4519a6ce8bcc1328eb2d87b5c46c6df1038</meta:generator>
    <meta:document-statistic meta:object-count="32"/>
  </office:meta>
</office:document-meta>
</file>